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2" style:family="graphic" style:parent-style-name="standard">
      <style:graphic-properties draw:stroke="solid" draw:stroke-dash="_32__20_Dots_20_1_20_Dash" svg:stroke-width="0.05cm" svg:stroke-color="#808080" draw:marker-start-width="0.275cm" draw:marker-end-width="0.275cm" draw:fill="solid" draw:fill-color="#629e1f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solid" draw:stroke-dash="_32__20_Dots_20_1_20_Dash" svg:stroke-width="0.05cm" svg:stroke-color="#808080" draw:marker-start-width="0.275cm" draw:marker-end-width="0.275cm" draw:fill="solid" draw:fill-color="#bddd8d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1.07cm"/>
    </style:style>
    <style:style style:name="gr7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9" style:family="graphic" style:parent-style-name="standard">
      <style:graphic-properties draw:stroke="solid" draw:stroke-dash="Ultrafine_20_Dashed" svg:stroke-width="0.05cm" svg:stroke-color="#333333" draw:marker-start-width="0.275cm" draw:marker-end-width="0.275cm" draw:fill="solid" draw:fill-color="#c0c0c0" draw:opacity="50%" draw:textarea-horizontal-align="center" draw:textarea-vertical-align="middle" fo:padding-top="0.025cm" fo:padding-bottom="0.025cm" fo:padding-left="0.025cm" fo:padding-right="0.025cm" draw:shadow-opacity="50%"/>
    </style:style>
    <style:style style:name="gr10" style:family="graphic" style:parent-style-name="standard">
      <style:graphic-properties draw:stroke="none" svg:stroke-color="#198533" draw:fill="none" draw:fill-color="#ffffff" draw:textarea-horizontal-align="left" draw:auto-grow-height="true" draw:auto-grow-width="true" fo:min-height="0.825cm" fo:min-width="3.9cm"/>
    </style:style>
    <style:style style:name="gr11" style:family="graphic" style:parent-style-name="standard">
      <style:graphic-properties draw:stroke="solid" svg:stroke-width="0.15cm" svg:stroke-color="#000000" draw:marker-start-width="0.425cm" draw:marker-end-width="0.425cm" draw:fill="none" draw:fill-color="#ffffff" draw:textarea-horizontal-align="center" draw:textarea-vertical-align="middle" fo:padding-top="0.075cm" fo:padding-bottom="0.075cm" fo:padding-left="0.075cm" fo:padding-right="0.075cm"/>
    </style:style>
    <style:style style:name="gr12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028cm"/>
    </style:style>
    <style:style style:name="gr15" style:family="graphic" style:parent-style-name="standard">
      <style:graphic-properties draw:stroke="solid" svg:stroke-width="0.3cm" svg:stroke-color="#198533" draw:marker-start-width="0.65cm" draw:marker-end="Arrow" draw:marker-end-width="0.65cm" draw:fill="solid" draw:fill-color="#198533" draw:textarea-horizontal-align="center" draw:textarea-vertical-align="middle" fo:padding-top="0.35cm" fo:padding-bottom="0.3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00ff"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00ff" fo:font-size="24pt" fo:font-style="italic"/>
    </style:style>
    <style:style style:name="P7" style:family="paragraph">
      <style:paragraph-properties fo:margin-left="0cm" fo:margin-right="0cm" fo:text-indent="0cm"/>
      <style:text-properties fo:color="#ff0000" fo:font-size="24pt" fo:font-style="italic"/>
    </style:style>
    <style:style style:name="P8" style:family="paragraph">
      <style:paragraph-properties fo:margin-left="0cm" fo:margin-right="0cm" fo:text-indent="0cm"/>
      <style:text-properties fo:color="#198533" fo:font-size="24pt" style:text-underline-style="none"/>
    </style:style>
    <style:style style:name="P9" style:family="paragraph">
      <style:paragraph-properties fo:margin-left="0cm" fo:margin-right="0cm" fo:text-align="start" fo:text-indent="0cm"/>
      <style:text-properties fo:color="#ff0000" fo:font-size="24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color="#0000ff" fo:font-size="24pt"/>
    </style:style>
    <style:style style:name="T2" style:family="text">
      <style:text-properties fo:color="#0000ff" fo:font-size="12pt"/>
    </style:style>
    <style:style style:name="T3" style:family="text">
      <style:text-properties fo:color="#0000ff" fo:font-size="28pt" fo:font-style="italic"/>
    </style:style>
    <style:style style:name="T4" style:family="text">
      <style:text-properties fo:color="#0000ff" fo:font-size="12pt" fo:font-style="italic" style:font-size-asian="12pt" style:font-size-complex="12pt"/>
    </style:style>
    <style:style style:name="T5" style:family="text">
      <style:text-properties fo:color="#ff0000" fo:font-size="28pt" fo:font-style="italic"/>
    </style:style>
    <style:style style:name="T6" style:family="text">
      <style:text-properties fo:color="#ff0000" fo:font-size="8pt" fo:font-style="italic"/>
    </style:style>
    <style:style style:name="T7" style:family="text">
      <style:text-properties fo:color="#ff0000" fo:font-size="12pt" fo:font-style="italic" style:font-size-asian="12pt" style:font-size-complex="12pt"/>
    </style:style>
    <style:style style:name="T8" style:family="text">
      <style:text-properties fo:color="#198533" fo:font-size="24pt" style:text-underline-style="none"/>
    </style:style>
    <style:style style:name="T9" style:family="text">
      <style:text-properties fo:color="#ff0000" fo:font-size="24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2" draw:layer="layout" svg:x1="6.677cm" svg:y1="3.7cm" svg:x2="21.021cm" svg:y2="3.7cm">
          <text:p text:style-name="P1"><text:span text:style-name="T1">feature types/models</text:span><text:span text:style-name="T2"> (HMM, TM, signal, etc)</text:span></text:p>
        </draw:line>
        <draw:rect draw:style-name="gr2" draw:text-style-name="P3" draw:layer="layout" svg:width="14.344cm" svg:height="14.641cm" svg:x="7.227cm" svg:y="4.534cm">
          <text:p text:style-name="P5"/>
        </draw:rect>
        <draw:rect draw:style-name="gr3" draw:text-style-name="P3" draw:layer="layout" svg:width="14.344cm" svg:height="14.641cm" svg:x="6.952cm" svg:y="4.259cm">
          <text:p text:style-name="P5"/>
        </draw:rect>
        <draw:rect draw:style-name="gr4" draw:text-style-name="P3" draw:layer="layout" svg:width="14.344cm" svg:height="14.641cm" svg:x="6.677cm" svg:y="3.984cm">
          <text:p text:style-name="P5"/>
        </draw:rect>
        <draw:line draw:style-name="gr5" draw:text-style-name="P4" draw:layer="layout" svg:x1="8.5cm" svg:y1="4cm" svg:x2="8.507cm" svg:y2="18.625cm">
          <text:p text:style-name="P5"/>
        </draw:line>
        <draw:frame draw:style-name="gr6" draw:text-style-name="P6" draw:layer="layout" svg:width="11.57cm" svg:height="3.02cm" svg:x="9.93cm" svg:y="4.28cm">
          <draw:text-box>
            <text:p text:style-name="P5"><text:span text:style-name="T3">Sequence Analysis</text:span></text:p>
            <text:p text:style-name="P5"><text:span text:style-name="T4"/></text:p>
            <text:p text:style-name="P5"><text:span text:style-name="T4">i.e., show predictions for a given sequence</text:span></text:p>
            <text:p text:style-name="P5"><text:span text:style-name="T4">computing these takes minutes to hours per sequence</text:span></text:p>
          </draw:text-box>
        </draw:frame>
        <draw:line draw:style-name="gr7" draw:text-style-name="P3" draw:layer="layout" svg:x1="6.677cm" svg:y1="5.525cm" svg:x2="21.021cm" svg:y2="5.525cm">
          <text:p text:style-name="P5"/>
        </draw:line>
        <draw:frame draw:style-name="gr8" draw:text-style-name="P7" draw:layer="layout" svg:width="13.147cm" svg:height="3.893cm" draw:transform="rotate (-1.57079632679579) translate (9.893cm 6.386cm)">
          <draw:text-box>
            <text:p text:style-name="P5"><text:span text:style-name="T5">Feature-Based Mining</text:span></text:p>
            <text:p text:style-name="P5"><text:span text:style-name="T6"/></text:p>
            <text:p text:style-name="P5"><text:span text:style-name="T7">i.e., show sequences which contain a </text:span></text:p>
            <text:p text:style-name="P5"><text:span text:style-name="T7">computing these takes days to months for a typical feature set</text:span></text:p>
          </draw:text-box>
        </draw:frame>
        <draw:rect draw:style-name="gr9" draw:text-style-name="P3" draw:layer="layout" svg:width="0.463cm" svg:height="0.464cm" svg:x="8.284cm" svg:y="5.262cm">
          <text:p text:style-name="P5"/>
        </draw:rect>
        <draw:frame draw:style-name="gr10" draw:text-style-name="P8" draw:layer="layout" svg:width="4.795cm" svg:height="1.195cm" svg:x="15.8cm" svg:y="17.025cm">
          <draw:text-box>
            <text:p text:style-name="P5"><text:span text:style-name="T8">parameters</text:span></text:p>
          </draw:text-box>
        </draw:frame>
        <draw:rect draw:style-name="gr11" draw:text-style-name="P3" draw:layer="layout" svg:width="14.344cm" svg:height="14.641cm" svg:x="6.677cm" svg:y="3.984cm">
          <text:p text:style-name="P5"/>
        </draw:rect>
        <draw:line draw:style-name="gr12" draw:text-style-name="P9" draw:layer="layout" svg:x1="6.377cm" svg:y1="4.1cm" svg:x2="6.377cm" svg:y2="18.5cm">
          <text:p text:style-name="P1"><text:span text:style-name="T9">sequences </text:span><text:span text:style-name="T10">(non-redundant superset of all sequences)</text:span></text:p>
        </draw:line>
        <draw:line draw:style-name="gr13" draw:text-style-name="P3" draw:layer="layout" svg:x1="11.4cm" svg:y1="8.4cm" svg:x2="8.8cm" svg:y2="5.8cm">
          <text:p text:style-name="P5"/>
        </draw:line>
        <draw:frame draw:style-name="gr14" draw:text-style-name="P5" draw:layer="layout" svg:width="9.228cm" svg:height="2.284cm" svg:x="11.272cm" svg:y="8.216cm">
          <draw:text-box>
            <text:p text:style-name="P5">Prediction results</text:p>
            <text:p text:style-name="P5"><text:span text:style-name="T11">contain method-specific data such as score, e-value, p-value, kinase probability, etc.</text:span></text:p>
          </draw:text-box>
        </draw:frame>
        <draw:line draw:style-name="gr15" draw:text-style-name="P3" draw:layer="layout" svg:x1="20.5cm" svg:y1="18cm" svg:x2="22.3cm" svg:y2="19.805cm">
          <text:p text:style-name="P5"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
  </meta:generator>
    <meta:initial-creator>Reece Hart</meta:initial-creator>
    <meta:creation-date>2008-04-24T09:27:05</meta:creation-date>
    <dc:creator>Reece Hart</dc:creator>
    <dc:date>2008-06-13T11:03:19</dc:date>
    <meta:editing-cycles>9</meta:editing-cycles>
    <meta:editing-duration>PT33M31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